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4.74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12.45cm" fo:min-width="14.74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9999ff"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svg:stroke-color="#000000" draw:fill-color="#9999ff" draw:textarea-horizontal-align="justify" draw:textarea-vertical-align="middle" draw:auto-grow-height="false" fo:min-height="2.29cm" fo:min-width="12.2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9.66cm"/>
    </style:style>
    <style:style style:name="gr8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1.27cm" svg:x="3.81cm" svg:y="1.2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24cm" svg:height="12.7cm" svg:x="3.81cm" svg:y="5.08cm">
          <text:p text:style-name="P3">PostgreSQL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2.54cm" svg:x2="11.43cm" svg:y2="8.89cm">
          <text:p/>
        </draw:line>
        <draw:custom-shape draw:style-name="gr4" draw:text-style-name="P6" draw:layer="layout" svg:width="5.08cm" svg:height="1.27cm" svg:x="8.89cm" svg:y="5.588cm">
          <text:p text:style-name="P1">TCO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7cm" svg:height="2.54cm" svg:x="5.08cm" svg:y="8.89cm">
          <text:p text:style-name="P1">parse, rewrite, plan, execut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17cm" svg:height="0.963cm" svg:x="17.464cm" svg:y="2.888cm">
          <draw:text-box>
            <text:p text:style-name="P1">This query is logged</text:p>
          </draw:text-box>
        </draw:frame>
        <draw:custom-shape draw:style-name="gr7" draw:text-style-name="P7" draw:layer="layout" svg:width="10.16cm" svg:height="1.27cm" svg:x="6.35cm" svg:y="3.176cm">
          <text:p text:style-name="P1"><text:span text:style-name="T1">libpq sends query</text:span></text:p>
          <text:p text:style-name="P1"><text:span text:style-name="T1">SELECT … FROM bmsql_problem ...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3.368cm" svg:y1="3.811cm" svg:x2="16.51cm" svg:y2="3.811cm">
          <text:p/>
        </draw:line>
        <draw:frame draw:style-name="gr6" draw:text-style-name="P5" draw:layer="layout" svg:width="6.17cm" svg:height="0.963cm" svg:x="17.464cm" svg:y="2.889cm">
          <draw:text-box>
            <text:p text:style-name="P1">This query is logg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03T05:22:17.010692112</dc:date>
    <meta:editing-duration>PT1H11M54S</meta:editing-duration>
    <meta:editing-cycles>10</meta:editing-cycles>
    <meta:generator>LibreOffice/5.1.4.2$Linux_X86_64 LibreOffice_project/10m0$Build-2</meta:generator>
    <meta:document-statistic meta:object-count="9"/>
  </office:meta>
</office:document-meta>
</file>